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logicDeploymentTool.getEjbc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isRebuildRequired( File genericJarFile , File weblogicJarFile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45">
            <text:p text:style-name="Table_20_Contents">145</text:p>
          </table:table-cell>
        </table:table-row>
        <table:table-row>
          <table:table-cell office:value-type="string">
            <text:p text:style-name="Table_20_Contents">WeblogicDeploymentTool.registerKnownDTDs( Descript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logicDeploymentTool.setWeblogicdtd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getClassLoaderFromJar( File classj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logicDeploymentTool.setNoEJBC( boolean noEJB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setKeepgeneric( boolean i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setJvmargs( String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process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logicDeploymentTool.setSuffix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validateConfig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setWLClasspath( Path wl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addVendorFiles( Hashtable ejbFiles , String ddPre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WeblogicDeploymentTool.setJvmDebugLevel( Integer jvmDebug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setArgs( String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setNewCMP( boolean newC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setEJBdtd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setWLdtd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getJvmDebug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createWL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logicDeploymentTool.addSysproperty( Environment . Variable sy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setKeepgenerated( String i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setCompiler( String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setRebuild( boolean rebu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getVendorOutputJarFil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buildWeblogicJar( File sourceJar , File destJar , String publicId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WeblogicDeploymentTool.writeJar( String baseName , File jarFile , Hashtable files , String public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logicDeploymentTool.setEjbcClass( String ejbc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setOldCMP( boolean oldC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setOutputDir( File outpu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DeploymentTool.getWeblogicDescriptorHandler( final File src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